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FFB81DD6219EC640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4" style:family="paragraph" style:parent-style-name="Standard">
      <style:paragraph-properties fo:line-height="200%"/>
      <style:text-properties fo:letter-spacing="0.035cm"/>
    </style:style>
    <style:style style:name="P1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a61b8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c475a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2cb943" officeooo:paragraph-rsid="002cb943" style:font-size-asian="40pt" style:font-style-asian="italic" style:font-weight-asian="bold" style:font-size-complex="40pt" style:font-style-complex="italic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ea5fe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cb943" officeooo:paragraph-rsid="002cb943" style:font-size-asian="25pt" style:font-style-asian="italic" style:font-size-complex="25pt" style:font-style-complex="italic"/>
    </style:style>
    <style:style style:name="P23" style:family="paragraph">
      <loext:graphic-properties draw:fill-color="#2c3756"/>
    </style:style>
    <style:style style:name="P2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1e74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officeooo:rsid="002c475a"/>
    </style:style>
    <style:style style:name="T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2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2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7">Título del documento</text:p>
      <text:p text:style-name="P14"><draw:frame draw:style-name="fr2" draw:name="Image1" text:anchor-type="as-char" svg:width="16.501cm" svg:height="6.932cm" draw:z-index="0"><draw:image xlink:href="Pictures/1000020100000253000000FAFFB81DD6219EC640.png" xlink:type="simple" xlink:show="embed" xlink:actuate="onLoad"/></draw:frame></text:p>
      <text:p text:style-name="P18">Proyecto 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8">Nombre del autor</text:p>
      <text:p text:style-name="P8"/>
      <text:p text:style-name="P11">Fecha de redacción</text:p>
      <text:p text:style-name="P8">DD/MM/AAAA</text:p>
      <text:p text:style-name="P20"><draw:custom-shape text:anchor-type="paragraph" draw:z-index="2" draw:name="Shape1" draw:style-name="gr2" draw:text-style-name="P2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26" svg:width="6.501cm" svg:height="18.5cm" svg:x="0.499cm" svg:y="0.75cm"><draw:text-box><text:p text:style-name="P25"><text:span text:style-name="T6">Este es un texto de ejemplo. Acá se supone que iría una descripción del tipo de documento que se está presentando.</text:span></text:p></draw:text-box></draw:frame></text:p>
      <text:p text:style-name="P21">Índice</text:p>
      <text:p text:style-name="P9"/>
      <text:p text:style-name="P9">Aquí va el índice <text:span text:style-name="T4">(se debería insertar al final)</text:span>.</text:p>
      <text:p text:style-name="P22">Título del documento</text:p>
      <text:p text:style-name="P10"/>
      <text:p text:style-name="P15">Subtítulo <text:span text:style-name="T5">1</text:span></text:p>
      <text:p text:style-name="P12">Acá va el contenido.</text:p>
      <text:p text:style-name="P12"/>
      <text:p text:style-name="P19">Subtítulo de mayor jerarquía</text:p>
      <text:p text:style-name="P16">Subtítulo <text:span text:style-name="T5">2</text:span></text:p>
      <text:p text:style-name="P13">Acá va <text:span text:style-name="T5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 DEL DOCUMENTO — </text:span>PÁGINA <text:page-number text:select-page="current">2</text:page-number> DE <text:page-count>4</text:page-count></text:p>
      </style:header>
      <style:header-first>
        <text:p text:style-name="MP2"><text:span text:style-name="MT1">TÍTULO DEL DOCUMENTO — </text:span>PÁGINA <text:page-number text:select-page="current">1</text:page-number> 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43863E6FA720894F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43863E6FA720894F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5T18:15:24.385376522</dc:date>
    <dc:creator>Ariel Machini</dc:creator>
    <meta:editing-duration>PT2H13M2S</meta:editing-duration>
    <meta:editing-cycles>21</meta:editing-cycles>
    <meta:generator>LibreOffice/5.3.6.1$Linux_X86_64 LibreOffice_project/686f202eff87ef707079aeb7f485847613344eb7</meta:generator>
    <meta:document-statistic meta:table-count="2" meta:image-count="3" meta:object-count="0" meta:page-count="4" meta:paragraph-count="27" meta:word-count="82" meta:character-count="500" meta:non-whitespace-character-count="440"/>
  </office:meta>
</office:document-meta>
</file>